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298cm" fo:margin-left="-0.106cm" fo:margin-top="0cm" fo:margin-bottom="0cm" table:align="left"/>
    </style:style>
    <style:style style:name="Tableau1.A" style:family="table-column">
      <style:table-column-properties style:column-width="17.298cm"/>
    </style:style>
    <style:style style:name="Tableau1.1" style:family="table-row">
      <style:table-row-properties style:min-row-height="0.503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a96f2" officeooo:paragraph-rsid="001a96f2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a96f2" officeooo:paragraph-rsid="001a96f2" style:font-size-asian="11pt" style:font-style-asian="normal" style:font-weight-asian="normal" style:text-emphasize="none"/>
    </style:style>
    <style:style style:name="T1" style:family="text">
      <style:text-properties officeooo:rsid="001a9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ivi du projet de scoring</text:p>
      <text:p text:style-name="P1"/>
      <text:p text:style-name="P1">Population : Société Civile Immobilière (SCI)</text:p>
      <text:p text:style-name="P1">Données sensibles : </text:p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Code postal de la commune de naissance</text:p>
          </table:table-cell>
        </table:table-row>
        <table:table-row table:style-name="Tableau1.1">
          <table:table-cell table:style-name="Tableau1.A1" office:value-type="string">
            <text:p text:style-name="P2">Pays de naissance</text:p>
          </table:table-cell>
        </table:table-row>
        <table:table-row table:style-name="Tableau1.1">
          <table:table-cell table:style-name="Tableau1.A1" office:value-type="string">
            <text:p text:style-name="P2">Nationalité du client</text:p>
          </table:table-cell>
        </table:table-row>
        <table:table-row table:style-name="Tableau1.1">
          <table:table-cell table:style-name="Tableau1.A1" office:value-type="string">
            <text:p text:style-name="P2">Pays de résid<text:span text:style-name="T1">e</text:span>nce du client : <text:span text:style-name="T1">dépendamment du type de l’entité (personnes physique ou morale)</text:span></text:p>
          </table:table-cell>
        </table:table-row>
        <table:table-row table:style-name="Tableau1.1">
          <table:table-cell table:style-name="Tableau1.A1" office:value-type="string">
            <text:p text:style-name="P2">Sexe du client</text:p>
          </table:table-cell>
        </table:table-row>
      </table:table>
      <text:p text:style-name="Standard"/>
      <text:p text:style-name="P1">Secteurs d’activité :</text:p>
      <text:p text:style-name="P1"/>
      <text:p text:style-name="P1">B =&gt; Locations de biens non-résidentiels</text:p>
      <text:p text:style-name="P1">A =&gt; Locations de biens résidentiels</text:p>
      <text:p text:style-name="P3">6820B</text:p>
      <text:p text:style-name="P3">6832B</text:p>
      <text:p text:style-name="P3">6820A</text:p>
      <text:p text:style-name="P3">6619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8:37:00.046242755</meta:creation-date>
    <meta:editing-duration>PT15S</meta:editing-duration>
    <meta:editing-cycles>2</meta:editing-cycles>
    <meta:generator>LibreOffice/7.3.7.2$Linux_X86_64 LibreOffice_project/30$Build-2</meta:generator>
    <dc:date>2024-11-15T18:37:11.771218512</dc:date>
    <meta:document-statistic meta:table-count="1" meta:image-count="0" meta:object-count="0" meta:page-count="1" meta:paragraph-count="15" meta:word-count="64" meta:character-count="391" meta:non-whitespace-character-count="341"/>
  </office:meta>
</office:document-meta>
</file>